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8663" officeooo:paragraph-rsid="00138663"/>
    </style:style>
    <style:style style:name="T1" style:family="text">
      <style:text-properties officeooo:rsid="001425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<text:span text:style-name="T1">n odt f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7:19:13.154340866</meta:creation-date>
    <dc:date>2015-05-31T17:23:15.923502124</dc:date>
    <meta:editing-duration>PT7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5" meta:character-count="20" meta:non-whitespace-character-count="16"/>
  </office:meta>
</office:document-meta>
</file>